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02in" svg:height="4.3567in" svg:x="2.0724in" svg:y="0.0421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918391829927328" calcext:value-type="float">
            <text:p>9.18391829927328E-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02164337870977" calcext:value-type="float">
            <text:p>1.02164337870977E-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61421394353363" calcext:value-type="float">
            <text:p>2.61421394353363E-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115991377065857" calcext:value-type="float">
            <text:p>1.15991377065857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41479304435375" calcext:value-type="float">
            <text:p>2.41479304435375E-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8992331511097" calcext:value-type="float">
            <text:p>1.38992331511097E-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352889162974703" calcext:value-type="float">
            <text:p>3.52889162974703E-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484496842187031" calcext:value-type="float">
            <text:p>0.0000048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140396790631049" calcext:value-type="float">
            <text:p>0.0000014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89167407033099" calcext:value-type="float">
            <text:p>2.89167407033099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02:22.214000000</dc:date>
    <meta:document-statistic meta:table-count="1" meta:cell-count="22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02cm" svg:height="11.067cm" xlink:href=".." xlink:type="simple" chart:class="chart:line" chart:style-name="ch1">
        <chart:title svg:x="6.91cm" svg:y="0.357cm" chart:style-name="ch2">
          <text:p>Elite Percentage Change</text:p>
        </chart:title>
        <chart:legend chart:legend-position="end" svg:x="16.003cm" svg:y="5.221cm" style:legend-expansion="high" chart:style-name="ch3"/>
        <chart:plot-area chart:style-name="ch4" table:cell-range-address="Sheet1.A1:Sheet1.B11" chart:data-source-has-labels="both" svg:x="1.414cm" svg:y="1.799cm" svg:width="13.837cm" svg:height="8.039cm">
          <chartooo:coordinate-region svg:x="3.067cm" svg:y="2.011cm" svg:width="11.905cm" svg:height="7.154cm"/>
          <chart:axis chart:dimension="x" chart:name="primary-x" chart:style-name="ch5" chartooo:axis-type="auto">
            <chartooo:date-scale/>
            <chart:title svg:x="7.084cm" svg:y="10.06cm" chart:style-name="ch6">
              <text:p>Elite Percentage</text:p>
            </chart:title>
            <chart:categories table:cell-range-address="Sheet1.A2:Sheet1.A11"/>
          </chart:axis>
          <chart:axis chart:dimension="y" chart:name="primary-y" chart:style-name="ch5">
            <chart:title svg:x="0.451cm" svg:y="6.51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0918391829927328">
                <text:p>0.00000918391829927328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02164337870977">
                <text:p>0.000001021643378709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261421394353363">
                <text:p>0.000002614213943533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15991377065857">
                <text:p>0.000001159913770658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241479304435375">
                <text:p>0.000002414793044353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138992331511097">
                <text:p>0.000001389923315110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352889162974703">
                <text:p>0.0000003528891629747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484496842187031">
                <text:p>0.000004844968421870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140396790631049">
                <text:p>0.000001403967906310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89167407033099">
                <text:p>0.00000289167407033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